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solate</text:p>
          </table:table-cell>
          <table:table-cell table:style-name="ce1" office:value-type="string" calcext:value-type="string">
            <text:p>Drug_name</text:p>
          </table:table-cell>
          <table:table-cell office:value-type="string" calcext:value-type="string">
            <text:p>R/S</text:p>
          </table:table-cell>
        </table:table-row>
        <table:table-row table:style-name="ro1">
          <table:table-cell office:value-type="string" calcext:value-type="string">
            <text:p>1-009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1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1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1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2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2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2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2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3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3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3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3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3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4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4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5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2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2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2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9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9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9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9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9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1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1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7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7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7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7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7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2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2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2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2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3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3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3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3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3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4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4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8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8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8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9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9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9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9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9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1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1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7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7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7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7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7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09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0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0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0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1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1-011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1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1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1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1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2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2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2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2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3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3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3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3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3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4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5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6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-017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2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3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3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4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5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5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5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5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5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5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5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6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7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7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7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7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7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7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7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8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9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9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9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09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09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-010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0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1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-011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8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008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008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008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008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008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009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3-009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-009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7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7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7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7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7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8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9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9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9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9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9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09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09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10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-010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-010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23:12:41.233548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l Shmaya</meta:initial-creator>
    <meta:creation-date>2017-11-15T13:34:44.540748988</meta:creation-date>
    <dc:date>2017-11-15T13:38:53.233111352</dc:date>
    <dc:creator>Tal Shmaya</dc:creator>
    <meta:editing-duration>PT4M8S</meta:editing-duration>
    <meta:editing-cycles>1</meta:editing-cycles>
    <meta:generator>LibreOffice/5.1.6.2$Linux_X86_64 LibreOffice_project/10m0$Build-2</meta:generator>
    <meta:document-statistic meta:table-count="1" meta:cell-count="1578" meta:object-count="0"/>
  </office:meta>
</office:document-meta>
</file>